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5ccb8" officeooo:paragraph-rsid="0005ccb8"/>
    </style:style>
    <style:style style:name="P2" style:family="paragraph" style:parent-style-name="Standard">
      <style:text-properties fo:language="ru" fo:country="RU" officeooo:rsid="000731ca" officeooo:paragraph-rsid="000731ca"/>
    </style:style>
    <style:style style:name="P3" style:family="paragraph" style:parent-style-name="Standard">
      <style:text-properties fo:language="ru" fo:country="RU" officeooo:rsid="00075599" officeooo:paragraph-rsid="00075599"/>
    </style:style>
    <style:style style:name="P4" style:family="paragraph" style:parent-style-name="Standard">
      <style:text-properties fo:language="ru" fo:country="RU" officeooo:rsid="00091483" officeooo:paragraph-rsid="00091483"/>
    </style:style>
    <style:style style:name="P5" style:family="paragraph" style:parent-style-name="Standard">
      <style:text-properties fo:language="ru" fo:country="RU" officeooo:rsid="000b7f30" officeooo:paragraph-rsid="000b7f30"/>
    </style:style>
    <style:style style:name="P6" style:family="paragraph" style:parent-style-name="Standard">
      <style:text-properties fo:language="ru" fo:country="RU" officeooo:rsid="000d7c01" officeooo:paragraph-rsid="000d7c01"/>
    </style:style>
    <style:style style:name="P7" style:family="paragraph" style:parent-style-name="Standard">
      <style:text-properties fo:language="ru" fo:country="RU" officeooo:rsid="000d7c01" officeooo:paragraph-rsid="000d7c01"/>
    </style:style>
    <style:style style:name="P8" style:family="paragraph" style:parent-style-name="Standard">
      <style:text-properties fo:language="ru" fo:country="RU" officeooo:rsid="000ede99" officeooo:paragraph-rsid="000ede99"/>
    </style:style>
    <style:style style:name="P9" style:family="paragraph" style:parent-style-name="Standard">
      <style:text-properties fo:language="ru" fo:country="RU" officeooo:rsid="000fdfb7" officeooo:paragraph-rsid="000fdfb7"/>
    </style:style>
    <style:style style:name="P10" style:family="paragraph" style:parent-style-name="Standard">
      <style:text-properties fo:language="ru" fo:country="RU" officeooo:rsid="0010392e" officeooo:paragraph-rsid="0010392e"/>
    </style:style>
    <style:style style:name="P11" style:family="paragraph" style:parent-style-name="Standard">
      <style:text-properties fo:language="ru" fo:country="RU" officeooo:rsid="0013e468" officeooo:paragraph-rsid="0013e468"/>
    </style:style>
    <style:style style:name="P12" style:family="paragraph" style:parent-style-name="Standard">
      <style:text-properties fo:language="ru" fo:country="RU" officeooo:rsid="001636ba" officeooo:paragraph-rsid="001636ba"/>
    </style:style>
    <style:style style:name="P13" style:family="paragraph" style:parent-style-name="Standard">
      <style:text-properties fo:language="ru" fo:country="RU" officeooo:rsid="001849d1" officeooo:paragraph-rsid="001849d1"/>
    </style:style>
    <style:style style:name="P14" style:family="paragraph" style:parent-style-name="Standard">
      <style:text-properties fo:language="ru" fo:country="RU" officeooo:rsid="001849d1" officeooo:paragraph-rsid="001bc90e"/>
    </style:style>
    <style:style style:name="P15" style:family="paragraph" style:parent-style-name="Standard">
      <style:text-properties fo:language="ru" fo:country="RU" officeooo:rsid="0019ee80" officeooo:paragraph-rsid="0019ee80"/>
    </style:style>
    <style:style style:name="P16" style:family="paragraph" style:parent-style-name="Standard">
      <style:text-properties fo:language="ru" fo:country="RU" officeooo:rsid="001bc90e" officeooo:paragraph-rsid="001bc90e"/>
    </style:style>
    <style:style style:name="T1" style:family="text">
      <style:text-properties officeooo:rsid="00075599"/>
    </style:style>
    <style:style style:name="T2" style:family="text">
      <style:text-properties officeooo:rsid="0009ba30"/>
    </style:style>
    <style:style style:name="T3" style:family="text">
      <style:text-properties officeooo:rsid="000a4c6c"/>
    </style:style>
    <style:style style:name="T4" style:family="text">
      <style:text-properties officeooo:rsid="000b7f30"/>
    </style:style>
    <style:style style:name="T5" style:family="text">
      <style:text-properties officeooo:rsid="000d7c01"/>
    </style:style>
    <style:style style:name="T6" style:family="text">
      <style:text-properties officeooo:rsid="000f1b0b"/>
    </style:style>
    <style:style style:name="T7" style:family="text">
      <style:text-properties officeooo:rsid="0011f495"/>
    </style:style>
    <style:style style:name="T8" style:family="text">
      <style:text-properties officeooo:rsid="0017df39"/>
    </style:style>
    <style:style style:name="T9" style:family="text">
      <style:text-properties officeooo:rsid="0019ee80"/>
    </style:style>
    <style:style style:name="T10" style:family="text">
      <style:text-properties officeooo:rsid="001bc90e"/>
    </style:style>
    <style:style style:name="T11" style:family="text">
      <style:text-properties fo:font-weight="bold" officeooo:rsid="001bc90e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c90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 июня 2024</text:p>
      <text:p text:style-name="P1"/>
      <text:p text:style-name="P1">Что надо сделать:</text:p>
      <text:p text:style-name="P1">1) Придумать название галереи</text:p>
      <text:p text:style-name="P1">2) Создать репозиторий на GitHub</text:p>
      <text:p text:style-name="P1">3) Всосать этот репозиторий в какую-нибудь папку к себе на комп (git clone путь к репозиторию)</text:p>
      <text:p text:style-name="P2">4) Readme. Начать писать readme файл с инструкциями (в него мы будем писать в т.ч. как создать докер-контейнеры и т.п.)</text:p>
      <text:p text:style-name="P2">5) У нас приложение будет состоять из нескольких докер-контейнеров. В одном – сервер базы данных, в другом – Adminer (управление базой данных), в третьем (в будущем, не сейчас – само приложение). Контейнеры должны быть объединены сетью. Потому на<text:span text:style-name="T1">до создать докер-сеть (см. ридми к аркумиде, например).</text:span></text:p>
      <text:p text:style-name="P3">6) Создать dockerfile для сервера базы данных</text:p>
      <text:p text:style-name="P3">7) Создать docker-compose файл для инфраструктуры</text:p>
      <text:p text:style-name="P3">8) Развернуть инфраструктуру в докере</text:p>
      <text:p text:style-name="P3">9) Показать, что получилось</text:p>
      <text:p text:style-name="P3"/>
      <text:p text:style-name="P4">16 июня 2024</text:p>
      <text:p text:style-name="P4">1) Подключить less-файлы. То есть в public создать папочку css и в ней пока-что (только пока-что!) создать один файл <text:span text:style-name="T3">gallery</text:span>.less <text:span text:style-name="T2">В этом файле задай какой-нибудь базовый стиль для проверки — например сделай фон страницы такого цвета, который тя нравится. Проверь, что настроены watcher’ы для less. Подключи less-файл к </text:span><text:span text:style-name="T4">main.ts.</text:span></text:p>
      <text:p text:style-name="P4"/>
      <text:p text:style-name="P5">Если всё будет успешно — то у тебя фон страницы окрасится.</text:p>
      <text:p text:style-name="P5"/>
      <text:p text:style-name="P5">2) Создать базовые компоненты. Для этого в <text:span text:style-name="T5">src/components создать папку Shard (для общих компонентов) и в этой папке создать подпапки Header (верхняя часть сайта) и Footer (нижняя часть сайта).</text:span></text:p>
      <text:p text:style-name="P5"/>
      <text:p text:style-name="P6">Внутри этих подпапок создать по компоненту Footer.vue и Header.vue. Написать в них «тут будет заголовок» и «тут будет футер». Подключить эти компоненты в view (смотреть на taghairm для образца).</text:p>
      <text:p text:style-name="P6"/>
      <text:p text:style-name="P6">Когда компоненты будут успешно подключены — у тебя будет страница, на которой наверху написано «Тут будет заголовок», ниже написано «Привет, мир», а ещё ниже «Тут будет футер».</text:p>
      <text:p text:style-name="P6"/>
      <text:p text:style-name="P6"/>
      <text:p text:style-name="P8">29 июня 2024</text:p>
      <text:p text:style-name="P8">1) Создать новый контроллер, назовём его AlbumsController</text:p>
      <text:p text:style-name="P8">2) У контроллера должен быть эндпойнт <text:span text:style-name="T6">api/Albums/ChildrenOf/{Guid?}</text:span></text:p>
      <text:p text:style-name="P9">3) Этот метод, должен возвращать список альбомов, которые являются детьми альбома, чей Guid был передан. Если Guid == null, то возвращать список альбомов верхнего уровня, т. е. тех, у кого нет родителя.</text:p>
      <text:p text:style-name="P10">4) Захардкодить пару альбомов (т. е. создать пару объектов, условно, AlbumDto и вернуть их из метода контроллера).</text:p>
      <text:p text:style-name="P13">4.5) Запустить бекенд, вызвать конечную точку, убедиться, что возвращается пара фейковых альбомов.</text:p>
      <text:p text:style-name="P10">5) <text:span text:style-name="T7">Создать модель Album. Она должна быть такая же, как AlbumDto, и в ней должен быть метод ToDto() для изготовления AlbumDto из Album (мапперы мы не будем использвать).</text:span></text:p>
      <text:p text:style-name="P11"><text:soft-page-break/>6) Создать сервис (это интерфейс и класс, его реализующий) — IAlbumsService и AlbumsService. Зарегистрировать сервис на DI как scoped.</text:p>
      <text:p text:style-name="P12">7) Реализовать в сервисе метод GetChildrenAsync(Guid?), получающий список альбомов. В этот сервис перенести «заглушку», которая была в контроллере (т. е. список из пары фейковых альбомов должен быть захардкожен уже в сервисе).</text:p>
      <text:p text:style-name="P12">8) Проинжектать сервис в AlbumsController. В api/Albums/ChildrenOf вызвать сервис. Сделать трансформацию ответа от сервиса (это будет IReadonlyCollection&lt;A<text:span text:style-name="T8">lbum&gt;) в набор IreadonlyCollection&lt;AlbumDto&gt; при помощи Linq (использовать метод Select() и ToList()).</text:span></text:p>
      <text:p text:style-name="P13">9) Запустить бекенд, вызвать конечную точку, убедиться, что возвращается пара фейковых альбомов.</text:p>
      <text:p text:style-name="P13">10) Создать DAO для альбомов. Это также <text:span text:style-name="T9">интерфейс и реализация. Зарегистрировать на DI (в Program.cs). В DAO должен быть метод GetChildrenAsync(Guid?). В AlbumsDao вбросить MainDbContext. Сделать выборку альбомов из контекста, используя LINQ (для фильтрации альбомов по родителю использовать .Where())</text:span></text:p>
      <text:p text:style-name="P15">11) Соединить DAO и сервис. Т.е. вбросить DAO в сервис, удалить «заглушку» и в сервисе вызвать метод GetChildrenAsync() у DAO. Также сделать трансформацию (для этого потребуется ввести метод ToModel() в AlbumDbo) из списка AlbumDbo в список (IReadonlyCollection) Album.</text:p>
      <text:p text:style-name="P14"><text:span text:style-name="T10">12</text:span>) Запустить бекенд, вызвать конечную точку, убедиться, что <text:span text:style-name="T10">возвращается </text:span><text:span text:style-name="T11">пустой</text:span><text:span text:style-name="T13"> список (т. к. альбомов нет в базе).</text:span></text:p>
      <text:p text:style-name="P16"><text:span text:style-name="T13">1</text:span><text:span text:style-name="T12">3) Добавить несколько альбомов в базу (деревом, чтобы были не только альбомы верхнего уровня) и повызывать конечную точку снова. Когда Guid родителя пустой — должны отображаться альбомы без родителя. Если Guid родителя указать — должны отображаться альбомы, чьих родителя мы указал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3:43:36.621148924</meta:creation-date>
    <meta:generator>LibreOffice/7.6.7.2$Linux_X86_64 LibreOffice_project/60$Build-2</meta:generator>
    <dc:date>2024-06-29T13:08:13.703569589</dc:date>
    <meta:editing-duration>PT23M11S</meta:editing-duration>
    <meta:editing-cycles>16</meta:editing-cycles>
    <meta:document-statistic meta:table-count="0" meta:image-count="0" meta:object-count="0" meta:page-count="2" meta:paragraph-count="32" meta:word-count="588" meta:character-count="4122" meta:non-whitespace-character-count="3557"/>
  </office:meta>
</office:document-meta>
</file>